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2mm"/>
    </style:style>
    <style:style style:name="co2" style:family="table-column">
      <style:table-column-properties fo:break-before="auto" style:column-width="45.68mm"/>
    </style:style>
    <style:style style:name="co3" style:family="table-column">
      <style:table-column-properties fo:break-before="auto" style:column-width="33.32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4.78mm" fo:break-before="auto" style:use-optimal-row-height="true"/>
    </style:style>
    <style:style style:name="ro3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BMK</text:p>
          </table:table-cell>
          <table:table-cell table:style-name="ce1" office:value-type="string">
            <text:p>Type</text:p>
          </table:table-cell>
          <table:table-cell/>
        </table:table-row>
        <table:table-row table:style-name="ro2">
          <table:table-cell office:value-type="string">
            <text:p>0F11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H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N00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0Q0</text:p>
          </table:table-cell>
          <table:table-cell table:formula="of:=[.B2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0T1</text:p>
          </table:table-cell>
          <table:table-cell table:formula="of:=[.B3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0T2</text:p>
          </table:table-cell>
          <table:table-cell table:formula="of:=[.B4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11K11TF</text:p>
          </table:table-cell>
          <table:table-cell table:formula="of:=[.B5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11K12TF</text:p>
          </table:table-cell>
          <table:table-cell table:formula="of:=[.B6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11K9PF</text:p>
          </table:table-cell>
          <table:table-cell table:formula="of:=[.B7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20F1</text:p>
          </table:table-cell>
          <table:table-cell table:formula="of:=[.B8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1K1M</text:p>
          </table:table-cell>
          <table:table-cell table:formula="of:=[.B9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28F1</text:p>
          </table:table-cell>
          <table:table-cell table:formula="of:=[.B10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28F2</text:p>
          </table:table-cell>
          <table:table-cell table:formula="of:=[.B11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8F3</text:p>
          </table:table-cell>
          <table:table-cell table:formula="of:=[.B12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28K1M</text:p>
          </table:table-cell>
          <table:table-cell table:formula="of:=[.B13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28K2M</text:p>
          </table:table-cell>
          <table:table-cell table:formula="of:=[.B14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28K7M</text:p>
          </table:table-cell>
          <table:table-cell table:formula="of:=[.B15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51F1</text:p>
          </table:table-cell>
          <table:table-cell table:formula="of:=[.B16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51F2</text:p>
          </table:table-cell>
          <table:table-cell table:formula="of:=[.B17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N000</text:p>
          </table:table-cell>
          <table:table-cell table:formula="of:=[.B18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N016</text:p>
          </table:table-cell>
          <table:table-cell table:formula="of:=[.B19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7N032</text:p>
          </table:table-cell>
          <table:table-cell table:formula="of:=[.B20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N048</text:p>
          </table:table-cell>
          <table:table-cell table:formula="of:=[.B21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N064</text:p>
          </table:table-cell>
          <table:table-cell table:formula="of:=[.B22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7N080</text:p>
          </table:table-cell>
          <table:table-cell table:formula="of:=[.B23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7N096</text:p>
          </table:table-cell>
          <table:table-cell table:formula="of:=[.B24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7N112</text:p>
          </table:table-cell>
          <table:table-cell table:formula="of:=[.B25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9H0F</text:p>
          </table:table-cell>
          <table:table-cell table:formula="of:=[.B26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11</text:p>
          </table:table-cell>
          <table:table-cell table:formula="of:=[.B27]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X10</text:p>
          </table:table-cell>
          <table:table-cell table:formula="of:=[.B28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X11</text:p>
          </table:table-cell>
          <table:table-cell table:formula="of:=[.B29]"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qwertzuiopüälölkjhgfdsayxcvbnqwertzuiopüälölkjhgfdsayxcvbnqwertzuiopüälölkjhgfdsayxcvbnqwertzuiopüälölkjhgfdsayxcvbnqwertzuiopüälölkjhgfdsayxcvbnqwertzuiopüälölkjhgfdsayxcvbnqwertzuiopüälölkjhgfdsayxcvbnqwertzuiopüälölkjhgfdsayxcvbnqwertzuiopüälölkjhgfdsayxcvbnqwertzuiopüälölkjhgfdsayxcvbnqwertzuiopüälölkjhgfdsayxcvbn</text:p>
          </table:table-cell>
          <table:table-cell/>
        </table:table-row>
      </table:table>
      <table:named-expressions>
        <table:named-range table:name="data" table:base-cell-address="$Tabelle1.$A$1" table:cell-range-address="$Tabelle1.$A$1:.$B$32" table:range-usable-as="filter"/>
      </table:named-expressions>
      <table:database-ranges>
        <table:database-range table:target-range-address="Tabelle1.A1:Tabelle1.B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2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8.11.2010</text:date>, <text:time>12:57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18T12:57:21.89</dc:date>
    <dc:creator>Rainer Bielefeld</dc:creator>
    <meta:generator>LibreOffice/3.3$Win32 OpenOffice.org_project/330m12$Build-2</meta:generator>
    <meta:editing-duration>PT1H20M28S</meta:editing-duration>
    <meta:editing-cycles>2</meta:editing-cycles>
    <meta:document-statistic meta:table-count="1" meta:cell-count="65" meta:object-count="0"/>
  </office:meta>
</office:document-meta>
</file>